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officeooo:paragraph-rsid="0011e17f"/>
    </style:style>
    <style:style style:name="P2" style:family="paragraph" style:parent-style-name="Text_20_body">
      <style:text-properties officeooo:paragraph-rsid="0011e17f"/>
    </style:style>
    <style:style style:name="P3" style:family="paragraph" style:parent-style-name="Text_20_body">
      <style:paragraph-properties fo:text-align="justify" style:justify-single-word="false"/>
      <style:text-properties officeooo:rsid="0011e17f" officeooo:paragraph-rsid="00132045"/>
    </style:style>
    <style:style style:name="P4" style:family="paragraph" style:parent-style-name="Subtitle">
      <style:text-properties officeooo:paragraph-rsid="0011e17f"/>
    </style:style>
    <style:style style:name="P5" style:family="paragraph" style:parent-style-name="Subtitle">
      <style:text-properties fo:font-style="italic" officeooo:rsid="0011e17f" officeooo:paragraph-rsid="0011e17f" style:font-style-asian="italic" style:font-style-complex="italic"/>
    </style:style>
    <style:style style:name="P6" style:family="paragraph" style:parent-style-name="Heading_20_1" style:list-style-name="WWNum1">
      <style:paragraph-properties fo:margin-left="0cm" fo:margin-right="0cm" fo:text-align="center" style:justify-single-word="false" fo:text-indent="0cm" style:auto-text-indent="false"/>
      <style:text-properties officeooo:paragraph-rsid="0011e17f"/>
    </style:style>
    <style:style style:name="T1" style:family="text">
      <style:text-properties officeooo:rsid="0011e17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0096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2ef1" style:font-style-asian="normal" style:font-style-complex="normal"/>
    </style:style>
    <style:style style:name="T6" style:family="text">
      <style:text-properties fo:font-style="normal" officeooo:rsid="00132045" style:font-style-asian="normal" style:font-style-complex="normal"/>
    </style:style>
    <style:style style:name="T7" style:family="text">
      <style:text-properties fo:font-style="normal" officeooo:rsid="00150096" style:font-style-asian="normal" style:font-style-complex="normal"/>
    </style:style>
    <style:style style:name="T8" style:family="text">
      <style:text-properties fo:font-style="normal" officeooo:rsid="00168b0c" style:font-style-asian="normal" style:font-style-complex="normal"/>
    </style:style>
    <style:style style:name="T9" style:family="text">
      <style:text-properties fo:font-style="normal" officeooo:rsid="0016d093" style:font-style-asian="normal" style:font-style-complex="normal"/>
    </style:style>
    <style:style style:name="T10" style:family="text">
      <style:text-properties fo:font-style="normal" officeooo:rsid="0016d3e3" style:font-style-asian="normal" style:font-style-complex="normal"/>
    </style:style>
    <style:style style:name="T11" style:family="text">
      <style:text-properties officeooo:rsid="00168b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odología para la creación y análisis de índices comparativos del Índice <text:span text:style-name="T1">Normalizado </text:span>de <text:line-break/>Precipitación: Cuenca del Río Usumacinta, un caso de estudio</text:p>
      <text:p text:style-name="P2"/>
      <text:p text:style-name="P4">Julio Sergio Santana<text:line-break/>Martín Montero Martínez<text:line-break/>Efraín Mateos Farfán</text:p>
      <text:p text:style-name="P5">INSTITUTO MEXICANO DE TECNOLOGÍA DEL AGUA</text:p>
      <text:p text:style-name="P2"/>
      <text:list xml:id="list2087073735210180659" text:style-name="WWNum1">
        <text:list-item>
          <text:h text:style-name="P6" text:outline-level="1"><text:span text:style-name="T1">Resumen</text:span></text:h>
        </text:list-item>
      </text:list>
      <text:p text:style-name="P3">Se presenta la metodología para el cálculo <text:span text:style-name="T11">de series de tiempo </text:span>del Índice Normalizado de Precipitación (SPI, por sus siglas en inglés, <text:span text:style-name="T2">Standardized Precipitation Index</text:span><text:span text:style-name="T4">) a partir de series de tiempo de precipitaciones </text:span><text:span text:style-name="T5">de puntos específicos o de regiones geográficas completas</text:span><text:span text:style-name="T4"> </text:span><text:span text:style-name="T5">y, asimismo se define un índice para la comparación de los SPIs en dos subperíodos </text:span><text:span text:style-name="T6">dentro de la serie de tiempo </text:span><text:span text:style-name="T7">(</text:span><text:span text:style-name="T3">Índice Comparativo</text:span><text:span text:style-name="T7">)</text:span><text:span text:style-name="T6">. Se </text:span><text:span text:style-name="T8">describen categorías</text:span><text:span text:style-name="T6"> del SPI </text:span><text:span text:style-name="T8">a partir de diferentes intervalos de valores</text:span><text:span text:style-name="T7">, y se muestra cómo el índice comparativo permite valorar </text:span><text:span text:style-name="T9">el comportamiento de </text:span><text:span text:style-name="T8">esas categorías a lo largo del período considerado. </text:span><text:span text:style-name="T6">La metodología presentada, con el índice comparativo </text:span><text:span text:style-name="T9">incluido</text:span><text:span text:style-name="T6">, se aplica a datos de precipitación de la cuenca del Río Usumacinta registrados entre 1960 y 2008, como caso de estudio </text:span><text:span text:style-name="T9">para </text:span><text:span text:style-name="T10">la caracterización del comportamiento histórico de las precipitaciones en dicha cuen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Header" style:default-outline-level="" style:class="chapter">
      <style:paragraph-properties fo:margin-top="0.423cm" fo:margin-bottom="0.212cm" loext:contextual-spacing="false" fo:text-align="center" style:justify-single-word="false" fo:keep-with-next="always">
        <style:tab-stops/>
      </style:paragraph-properties>
      <style:text-properties style:font-name="Liberation Sans1" fo:font-family="'Liberation Sans'" style:font-family-generic="roman" style:font-pitch="variable" fo:font-size="28pt" fo:font-weight="bold" style:font-size-asian="28pt" style:font-weight-asian="bold" style:font-name-complex="FreeSans" style:font-family-complex="FreeSans" style:font-family-generic-complex="system" style:font-pitch-complex="variable" style:font-size-complex="28pt" style:font-weight-complex="bold"/>
    </style:style>
    <style:style style:name="Subtitle" style:family="paragraph" style:parent-style-name="Header" style:default-outline-level="" style:class="chapter">
      <style:paragraph-properties fo:margin-top="0.106cm" fo:margin-bottom="0.212cm" loext:contextual-spacing="false" fo:text-align="center" style:justify-single-word="false" fo:keep-with-next="always">
        <style:tab-stops/>
      </style:paragraph-properties>
      <style:text-properties style:font-name="Liberation Sans1" fo:font-family="'Liberation Sans'" style:font-family-generic="roman" style:font-pitch="variable" fo:font-size="18pt" style:font-size-asian="18pt" style:font-name-complex="FreeSans" style:font-family-complex="FreeSans" style:font-family-generic-complex="system" style:font-pitch-complex="variable" style:font-size-complex="18pt"/>
    </style:style>
    <style:style style:name="Heading_20_1" style:display-name="Heading 1" style:family="paragraph" style:parent-style-name="Header" style:default-outline-level="1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/>
      </style:paragraph-properties>
      <style:text-properties style:font-name="Liberation Sans1" fo:font-family="'Liberation Sans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9:44:09.695713445</meta:creation-date>
    <dc:date>2017-06-15T11:09:04.209182120</dc:date>
    <meta:editing-duration>PT21M1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75" meta:character-count="1154" meta:non-whitespace-character-count="983"/>
  </office:meta>
</office:document-meta>
</file>